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BoundXAResource.recover( in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BoundXAResource.getTransactio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BoundXAResource.end( Xid arg0 , int arg1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actionBoundXAResource.prepare( Xid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BoundXAResource.forget( Xid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BoundXAResource.TransactionBoundXAResource( JCAManagedConnection connection , XAResource xa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BoundXAResource.setTransactionTimeout( in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BoundXAResource.isSameRM( XAResource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BoundXAResource.rollback( Xid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BoundXAResource.start( Xid arg0 , in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BoundXAResource.commit( Xid arg0 , boolean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